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f96a" officeooo:paragraph-rsid="001df96a"/>
    </style:style>
    <style:style style:name="P2" style:family="paragraph" style:parent-style-name="Standard">
      <style:paragraph-properties fo:margin-top="0cm" fo:margin-bottom="0.423cm" style:contextual-spacing="false" fo:line-height="200%"/>
      <style:text-properties officeooo:rsid="0005605e" officeooo:paragraph-rsid="001df96a"/>
    </style:style>
    <style:style style:name="P3"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06d514" officeooo:paragraph-rsid="001df96a"/>
    </style:style>
    <style:style style:name="P4" style:family="paragraph" style:parent-style-name="Standard">
      <style:paragraph-properties fo:margin-top="0cm" fo:margin-bottom="0.423cm" style:contextual-spacing="false" fo:line-height="200%"/>
      <style:text-properties officeooo:paragraph-rsid="001df96a"/>
    </style:style>
    <style:style style:name="P5" style:family="paragraph" style:parent-style-name="Standard">
      <style:paragraph-properties fo:margin-top="0cm" fo:margin-bottom="0.423cm" style:contextual-spacing="false" fo:line-height="200%"/>
      <style:text-properties officeooo:rsid="0007e21d" officeooo:paragraph-rsid="001df96a"/>
    </style:style>
    <style:style style:name="P6" style:family="paragraph" style:parent-style-name="Standard">
      <style:paragraph-properties fo:margin-top="0cm" fo:margin-bottom="0.423cm" style:contextual-spacing="false" fo:line-height="200%"/>
      <style:text-properties officeooo:rsid="001c0a9a" officeooo:paragraph-rsid="001df96a"/>
    </style:style>
    <style:style style:name="P7" style:family="paragraph" style:parent-style-name="Footnote">
      <style:text-properties style:font-name="Times New Roman" fo:font-size="10pt" style:font-size-asian="10pt" style:font-size-complex="10pt"/>
    </style:style>
    <style:style style:name="P8" style:family="paragraph" style:parent-style-name="Footnote">
      <style:text-properties style:font-name="Times New Roman" fo:font-size="10pt" officeooo:paragraph-rsid="005acbf7" style:font-size-asian="10pt" style:font-size-complex="10pt"/>
    </style:style>
    <style:style style:name="P9" style:family="paragraph" style:parent-style-name="Footnote">
      <style:text-properties style:font-name="Times New Roman" fo:font-size="10pt" officeooo:paragraph-rsid="00479af8" style:font-size-asian="10pt" style:font-size-complex="10pt"/>
    </style:style>
    <style:style style:name="P10" style:family="paragraph" style:parent-style-name="Footnote">
      <style:text-properties fo:font-style="italic" officeooo:rsid="0051e0be" officeooo:paragraph-rsid="0051e0be" style:font-style-asian="italic" style:font-style-complex="italic"/>
    </style:style>
    <style:style style:name="P11" style:family="paragraph" style:parent-style-name="Footnote">
      <style:text-properties fo:font-style="italic" officeooo:rsid="001cef3a" officeooo:paragraph-rsid="001cef3a" style:font-style-asian="italic" style:font-style-complex="italic"/>
    </style:style>
    <style:style style:name="P12" style:family="paragraph" style:parent-style-name="Footnote">
      <style:text-properties officeooo:rsid="001cef3a" officeooo:paragraph-rsid="001cef3a"/>
    </style:style>
    <style:style style:name="T1" style:family="text">
      <style:text-properties officeooo:rsid="0006d514"/>
    </style:style>
    <style:style style:name="T2" style:family="text">
      <style:text-properties officeooo:rsid="00428cfe"/>
    </style:style>
    <style:style style:name="T3" style:family="text">
      <style:text-properties fo:font-style="normal" style:font-style-asian="normal" style:font-style-complex="normal"/>
    </style:style>
    <style:style style:name="T4" style:family="text">
      <style:text-properties fo:font-style="normal" officeooo:rsid="00428cfe" style:font-style-asian="normal" style:font-style-complex="normal"/>
    </style:style>
    <style:style style:name="T5" style:family="text">
      <style:text-properties fo:font-style="normal" officeooo:rsid="0006d514" style:font-style-asian="normal" style:font-style-complex="normal"/>
    </style:style>
    <style:style style:name="T6" style:family="text">
      <style:text-properties fo:font-style="normal" officeooo:rsid="00571dd8" style:font-style-asian="normal" style:font-style-complex="normal"/>
    </style:style>
    <style:style style:name="T7" style:family="text">
      <style:text-properties fo:font-style="normal" officeooo:rsid="004542f8" style:font-style-asian="normal" style:font-style-complex="normal"/>
    </style:style>
    <style:style style:name="T8" style:family="text">
      <style:text-properties fo:font-style="normal" officeooo:rsid="005acbf7" style:font-style-asian="normal" style:font-style-complex="normal"/>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normal" style:font-style-asian="normal"/>
    </style:style>
    <style:style style:name="T12" style:family="text">
      <style:text-properties fo:color="#000000" fo:font-style="normal" officeooo:rsid="0045859a" style:font-style-asian="normal"/>
    </style:style>
    <style:style style:name="T13" style:family="text">
      <style:text-properties fo:color="#000000" fo:font-style="normal" officeooo:rsid="00479af8" style:font-style-asian="normal"/>
    </style:style>
    <style:style style:name="T14" style:family="text">
      <style:text-properties officeooo:rsid="0007e21d"/>
    </style:style>
    <style:style style:name="T15" style:family="text">
      <style:text-properties fo:font-style="italic" style:font-style-asian="italic"/>
    </style:style>
    <style:style style:name="T16" style:family="text">
      <style:text-properties fo:font-style="italic" officeooo:rsid="0007e21d" style:font-style-asian="italic"/>
    </style:style>
    <style:style style:name="T17" style:family="text">
      <style:text-properties fo:font-style="italic" style:font-style-asian="italic" style:font-style-complex="italic"/>
    </style:style>
    <style:style style:name="T18" style:family="text">
      <style:text-properties officeooo:rsid="0047117d"/>
    </style:style>
    <style:style style:name="T19" style:family="text">
      <style:text-properties officeooo:rsid="004a809b"/>
    </style:style>
    <style:style style:name="T20" style:family="text">
      <style:text-properties officeooo:rsid="00417517"/>
    </style:style>
    <style:style style:name="T21" style:family="text">
      <style:text-properties officeooo:rsid="000809ae"/>
    </style:style>
    <style:style style:name="T22" style:family="text">
      <style:text-properties officeooo:rsid="005277ab"/>
    </style:style>
    <style:style style:name="T23" style:family="text">
      <style:text-properties officeooo:rsid="001cef3a"/>
    </style:style>
    <style:style style:name="T24" style:family="text">
      <style:text-properties officeooo:rsid="0050211e"/>
    </style:style>
    <style:style style:name="T25" style:family="text">
      <style:text-properties officeooo:rsid="004f40a7"/>
    </style:style>
    <style:style style:name="T26" style:family="text">
      <style:text-properties officeooo:rsid="006b91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odium bicarbonate</text:p>
      <text:p text:style-name="P4">Sodium bicarbonate is today touted as a cleaning material that our grandmothers used; the fine white crystalline powder is gently abrasive when used as a paste on hard surfaces, it makes an alkaline solution that is not painfully caustic, it <text:span text:style-name="T1">is </text:span>in toothpaste so it must be safe to put in our mouths, it benignly absorbs peculiar smells in the fridge. <text:span text:style-name="T2">My research shows that in Britain, baking soda was recommended as effective in a great variety of household tasks, but this is closely related to the sources interrogated. </text:span><text:span text:style-name="T4">N</text:span><text:span text:style-name="T5">ewspapers such as the Guardian, the Daily Express and Daily Mirror which were read by the middle and working classes, included household hints featuring bicarbonate from the 1930s, </text:span><text:span text:style-name="T6">most often for</text:span><text:span text:style-name="T4"> </text:span><text:span text:style-name="T7">self medication </text:span><text:span text:style-name="T6">of</text:span><text:span text:style-name="T7"> minor ailments or personal care uses, </text:span><text:span text:style-name="T6">but also </text:span><text:span text:style-name="T8">cleaning surfaces such as gilding</text:span><text:span text:style-name="T8"><text:note text:id="ftn68" text:note-class="footnote"><text:note-citation>1</text:note-citation><text:note-body><text:p text:style-name="P8"><text:span text:style-name="T9">"To Clean Gilding." </text:span><text:span text:style-name="T10">The Manchester Guardian</text:span><text:span text:style-name="T11">, 20 Apr 1927, 6.</text:span></text:p></text:note-body></text:note></text:span><text:span text:style-name="T8"> or enamel</text:span><text:span text:style-name="T8"><text:note text:id="ftn69" text:note-class="footnote"><text:note-citation>2</text:note-citation><text:note-body><text:p text:style-name="Footnote"><text:span text:style-name="T9">"Spring Cleaning: The Bathroom." </text:span><text:span text:style-name="T10">The Manchester Guardian</text:span><text:span text:style-name="T11">, 15 May 1935, 6.</text:span></text:p></text:note-body></text:note></text:span><text:span text:style-name="T4"> </text:span><text:span text:style-name="T8">and in caring for textiles for </text:span><text:span text:style-name="T4">the removal of grass stains,</text:span><text:span text:style-name="T4"><text:note text:id="ftn70" text:note-class="footnote"><text:note-citation>3</text:note-citation><text:note-body><text:p text:style-name="Footnote"><text:span text:style-name="T9">"Grass Stains." </text:span><text:span text:style-name="T10">The Manchester Guardian</text:span><text:span text:style-name="T11">, 1933 Sep 14 1933, 6.</text:span></text:p></text:note-body></text:note></text:span><text:span text:style-name="T4"> iodine stains</text:span><text:span text:style-name="T4"><text:note text:id="ftn71" text:note-class="footnote"><text:note-citation>4</text:note-citation><text:note-body><text:p text:style-name="Footnote"><text:span text:style-name="T9">"Iodine Stains." </text:span><text:span text:style-name="T10">The Manchester Guardian</text:span><text:span text:style-name="T11">, 1933 Jul 10 1933, 6.</text:span></text:p></text:note-body></text:note></text:span><text:span text:style-name="T4">and scorch marks</text:span><text:span text:style-name="T5">.</text:span><text:span text:style-name="T5"><text:note text:id="ftn72" text:note-class="footnote"><text:note-citation>5</text:note-citation><text:note-body><text:p text:style-name="P7"><text:span text:style-name="T9">"Scorch Marks." </text:span><text:span text:style-name="T10">The Manchester Guardian</text:span><text:span text:style-name="T11">, 1934 Feb 22 1934, 6.</text:span></text:p></text:note-body></text:note></text:span><text:span text:style-name="T5"> </text:span><text:span text:style-name="T2">A book of household hints published in 1935 by American manufacturers of baking soda says that its uses as a general cleanser were newly discovered, but does not say when.</text:span><text:span text:style-name="T2"><text:note text:id="ftn73" text:note-class="footnote"><text:note-citation>6</text:note-citation><text:note-body><text:p text:style-name="P7"><text:span text:style-name="T9">Church &amp;Dwight. </text:span><text:span text:style-name="T10">It's All in Knowing How</text:span><text:span text:style-name="T11">. <text:s/>USA: Church &amp; Dwight, 1935. </text:span><text:span text:style-name="T12">inner cover</text:span></text:p></text:note-body></text:note></text:span><text:span text:style-name="T2"> The Manchester Guardian had published advice on using baking soda for cleaning in 1927 without commenting on this being a novel use,</text:span><text:span text:style-name="T2"><text:note text:id="ftn74" text:note-class="footnote"><text:note-citation>7</text:note-citation><text:note-body><text:p text:style-name="P7"><text:span text:style-name="T9">"To Clean Gilding." </text:span><text:span text:style-name="T10">The Manchester Guardian</text:span><text:span text:style-name="T11">, 20 Apr 1927, 6.</text:span></text:p><text:p text:style-name="Footnote"/></text:note-body></text:note></text:span><text:span text:style-name="T2"> and while there have been no other forthcoming earlier references to using it for cleaning, the short article contained no reasoning for using the chemical other than implying that it may already be to hand. </text:span></text:p>
      <text:p text:style-name="P4"><text:span text:style-name="T14">The visibility of bicarbonate of soda or baking soda in Britain can be compared to its profile in the United States, where branded baking soda was heavily promoted in both specialist publications and the mass media. Church &amp; Dwight, manufacturers of Arm and Hammer brand as well as Cow brand bicarbonate of soda, presented baking, stain removal, garden and garage uses in their 1935 booklet </text:span><text:span text:style-name="T16">It’s in Knowing How to Use It</text:span><text:span text:style-name="T14">. The booklet explains that general cleansers should be non-abrasive, soluble, dissolve oils and grease and that bicarbonate fits all these descriptions, even describing it as </text:span><text:soft-page-break/><text:span text:style-name="T14">an emulsifier of of grease, that is safe thanks to its high purity. All the modern, new uses of baking soda beyond leavening were introduced by a smart, thrifty young housewife Mrs Anderson, who won the respect of her neighbours by having an immaculately presented home and garden due to her prowess with this simple chemical aid. Mr Anderson enlightened his uncle to the variety of uses of bicarbonate in the masculine environment of the garage, and car care, and the uncle shared a selection of farm based uses with Mrs Anderson, which were eagerly noted down, though similar to her existing home care uses based on the removal of grease.</text:span><text:span text:style-name="T14"><text:note text:id="ftn75" text:note-class="footnote"><text:note-citation>8</text:note-citation><text:note-body><text:p text:style-name="P9"><text:span text:style-name="T9">Church &amp;Dwight. </text:span><text:span text:style-name="T10">It's All in Knowing How</text:span><text:span text:style-name="T11">. <text:s/>USA: Church &amp; Dwight, 1935. </text:span><text:span text:style-name="T13">p27</text:span></text:p></text:note-body></text:note></text:span><text:span text:style-name="T14"> It is interesting that the couple are young, and that they both share knowledge about the multiple uses of the chemical although they may use it it in strictly gendered areas. </text:span></text:p>
      <text:p text:style-name="P4"><text:span text:style-name="T18">Church &amp; Dwight kept bicarbonate in the public eye, and took out regular adverts in </text:span>an American nursing journal <text:span text:style-name="T18">to promote</text:span> the medical uses of baking soda. The<text:span text:style-name="T19">y</text:span> assured readers <text:span text:style-name="T18">that either of their two brands </text:span>were always at hand in the domestic environment, <text:span text:style-name="T18">so could be used in general hygiene advice and for first aid</text:span>. Cleaning baby bottles <text:span text:style-name="T19">was</text:span> the principle non-internal use listed, which implie<text:span text:style-name="T19">d</text:span> regular, economical and gentle use, not leaving any harmful or distasteful residue for the baby. Readers <text:span text:style-name="T18">were</text:span> advised to send for a booklet “<text:span text:style-name="T15">The Usefulness of Soda</text:span>”, <text:span text:style-name="T18">which used bright cartoon style graphics to present another family that uses baking soda in all their daily activities. Highly gendered, the apron-wearing wife supervised her similarly attired daughter in the variety of cleaning tasks that could be tackled with soda, while the pipe smoking father informed his son about the masculine, car-oriented uses that the chemical could be used for. </text:span>Church &amp; Dwight produced a variety of almanacs as well as recipes and household hints in which they encouraged the choice of bicarbonate of soda for various domestic uses. <text:span text:style-name="T18">P</text:span>romoting non-food uses of their products <text:span text:style-name="T18">created a larger demand for the chemical than baking alone could do, which</text:span> <text:span text:style-name="T18">ensured that baking soda would be readily used up and bought</text:span>. <text:span text:style-name="T18">This was good for business, but also for the consumer, as baking soda can go stale and lose its effectiveness as a raising agent as it ages and absorbs moisture from the air. </text:span></text:p>
      <text:p text:style-name="P5"><text:soft-page-break/>These promotional booklets for baking soda <text:span text:style-name="T20">seem</text:span> to be uniquely American, as no equivalent appears to have been produced or distributed by British firms. The <text:span text:style-name="T21">booklets are not kept by the British Library, or the Bodleian, and are not available from British second hand booksellers. This, and the lack of advertising for bicarbonate, suggests that British producers of bicarbonate of soda were not interested in increasing their sales of this product, or achieving any particular brand recognition. If we take the products on display at the Museum of Brands as evidence, baking soda simply did not appear, although multiple brands of baking powder, that is a mixture of baking soda, cream of tartar and a moisture absorbent, can be seen on their shelves. These additives appear to have more narrowly defined the purpose of the mixture to only baking, the manufactures did not replicate the promotional efforts seen in the USA. Indeed, ICI even referred to "'bicarb' for baking", almost as if it was separate to bicarb for anything else.</text:span><text:span text:style-name="T21"><text:note text:id="ftn76" text:note-class="footnote"><text:note-citation>9</text:note-citation><text:note-body><text:p text:style-name="P10">Emporium in Arcady<text:span text:style-name="T3"> No. 37 in the "Services of an Industry" series, ICI, 1944</text:span></text:p></text:note-body></text:note></text:span></text:p>
      <text:p text:style-name="P6"><text:span text:style-name="T22">Although they did not extend to booklets expounding the multiple way a single chemical could be used</text:span>, ICI placed <text:span text:style-name="T23">a series of adverts "Services of an Industry"</text:span> in the 1940s highlighting the numerous everyday products and processes that the chemical company were behind. The sodas featured <text:span text:style-name="T22">regularly</text:span> in these, being chemicals that ICI manufactured in vast quantities in Britain. "The hand of the chemist is found at every turn – in our washing-soda, our bicarbonate of soda, baking powder...".<text:note text:id="ftn77" text:note-class="footnote"><text:note-citation>10</text:note-citation><text:note-body><text:p text:style-name="P12"><text:span text:style-name="T17">The Kitchen Front </text:span>No. 12 in the "<text:span text:style-name="T22">S</text:span>ervices of an <text:span text:style-name="T22">I</text:span>ndustry" series, ICI, 1942</text:p></text:note-body></text:note> <text:span text:style-name="T23">ICI especially linked themselves to the war efforts, "...in these days when strict economy is necessary, the careful housewife will add washing soda – crystallised sodium carbonate – to soften the water and save soap."</text:span><text:span text:style-name="T23"><text:note text:id="ftn78" text:note-class="footnote"><text:note-citation>11</text:note-citation><text:note-body><text:p text:style-name="P11">Ruffs and Cuffs<text:span text:style-name="T3"> No. 36 in the "Services of an Industry" series, ICI, 1943</text:span></text:p></text:note-body></text:note></text:span><text:span text:style-name="T23"> "…the First Aider must improvise: at a pinch indeed, baking soda for scalds and burns from fire and washing soda to neutralise burns from acid."</text:span><text:span text:style-name="T23"><text:note text:id="ftn79" text:note-class="footnote"><text:note-citation>12</text:note-citation><text:note-body><text:p text:style-name="P12"><text:span text:style-name="T17">First Aid</text:span> No 34 in the <text:span text:style-name="T3">"Services of an Industry" series, ICI, 1943</text:span></text:p></text:note-body></text:note></text:span><text:span text:style-name="T23"> "Behind the counter, or in the inevitable shed at the back of the shop, are soda crystals (washing soda)..." linking the idealised view of the well provisioned village shop back to the war effort by saying that they provide the "farmworkers of Britain on whose labours the nation's food supply so largely depends."</text:span><text:span text:style-name="T23"><text:note text:id="ftn80" text:note-class="footnote"><text:note-citation>13</text:note-citation><text:note-body><text:p text:style-name="P12"><text:span text:style-name="T17">Emporium in Arcady</text:span><text:span text:style-name="T3"> No</text:span> 37 <text:span text:style-name="T3">"Services of an Industry" series, ICI, 1944</text:span></text:p></text:note-body></text:note></text:span><text:span text:style-name="T23"> This series promoted ICI as the producer of chemicals that make modern life possible, </text:span><text:soft-page-break/><text:span text:style-name="T23">rather than as the guardian of one particular product, even though they did convey educational information about domestic uses of their chemicals. </text:span></text:p>
      <text:p text:style-name="P4"><text:span text:style-name="T24">ICI were not the only purveyors of educational material about the household uses of chemical. The Ministry of Food placed newspaper adverts throughout the Second World War in the form of hints and recipes that referenced domestic uses of bicarbonate of soda, although as might be expected from their source, they mainly related to cooking. Other columns and governmentally sanctioned advice columns promoted first aid uses of the kitchen staple, but not the fire smothering capabilities of the powder. </text:span>Newspapers carried occasional stories about bicarbonate of soda fire extinguishers, <text:span text:style-name="T25">for instance </text:span>in 1965 a large batch <text:span text:style-name="T25">which had been </text:span>fitted to invalid carriages were recalled due to a problem with the bracket (not any thing to do about the efficacy of the system when deployed correctly).<text:note text:id="ftn81" text:note-class="footnote"><text:note-citation>14</text:note-citation><text:note-body><text:p text:style-name="P7"><text:span text:style-name="T9">"Recall of 4,000 New Extinguishers." </text:span><text:span text:style-name="T10">The Times</text:span><text:span text:style-name="T11">, Jun 27 1965, 5.</text:span></text:p></text:note-body></text:note> <text:span text:style-name="T25">However, the use of bicarbonate other than contained in a dedicated extinguishing device was not promoted as a method that could be used to stop small domestic fires. </text:span></text:p>
      <text:p text:style-name="P4"><text:span text:style-name="T26">After an absence of around a quarter of a century, baking soda started to be once again recommended in newspaper columns concerned with cleaning. This time, rather than enamelled hobs and baths the new consumer durables of mixed materials such as plastics, rubber such as fridges and freezers were the subject of attention</text:span><text:span text:style-name="T7">.</text:span><text:span text:style-name="T7"><text:note text:id="ftn82" text:note-class="footnote"><text:note-citation>15</text:note-citation><text:note-body><text:p text:style-name="P7"><text:span text:style-name="T9">Hilary, Gelson. "Cool Calm and Collected." </text:span><text:span text:style-name="T10">The Times </text:span><text:span text:style-name="T11"><text:s/>(09/07/1970 1970): 8</text:span></text:p></text:note-body></text:note></text:span><text:span text:style-name="T7"> </text:span></text:p>
      <text:p text:style-name="P4"><text:span text:style-name="T23">In the 1980s crack cocaine emerged as a new drug in the US which spread quickly to Britain, and British n</text:span>ewspaper <text:span text:style-name="T23">articles</text:span> went into a surprising amount of detail when discussing the use of bicarbonate of soda in the production of crack. Although not a regular domestic use, newspapers reported on the topic as if it were something that anybody could do at home, a new incarnation of kitchen chemistry. <text:span text:style-name="T24">Despite the apparent</text:span> fascinat<text:span text:style-name="T24">ion</text:span> by the juxtaposition of an ordinary domestic substance being implicated in the homemade <text:span text:style-name="T24">transformation</text:span> of old fashioned cocaine into a new form of drug <text:span text:style-name="T24">that articles like this expressed, this activity remained very much a specialist and minority practice</text:span>. <text:span text:style-name="T24">Unsurprisingly, t</text:span>he restriction of sodium bicarbonate because of this <text:span text:style-name="T24">use </text:span>was not <text:soft-page-break/>raised in the mainstream media or in parliamentary debate. Trying to control this everyday substance because of a tiny minority of people would have not only been very difficult to do, but would have caused uproar and ridicule. However, this could be compared to citric acid, which because of its role in heroin injection was restricted, it was a much less commonly used substance, generally obtained from a pharmacy, rather than the grocery shelves and therefore not so much in the public eye. Domestic users of sodium citrate or citric acid were jam makers and home brewers, both wine and beer, where home brewing enthusiasts could go to specialist shops or mail order for supplies. Sodium citrate was suggested in domestic recipes as an alternative to fresh lemon juice, essentially meaning that it was a good substitute when lemons were scarce during WW2 for instance, but the crystalline chemical was generally unnecessary for most home uses.</text:p>
      <text:p text:style-name="P2">Only three times was it mentioned in The Times in relation to cleaning or to stain removal: once in 1970 in relation to combating a funny smell in defrosted freezers, in a 1978 book review of Victorian clothes cleaning and the other was not a domestic use but in relation to the removal of coal tar waterproofing inside the Statue of Liberty through a specially developed kind of sandblasting, but with <text:span text:style-name="T19">sodium </text:span>bicarbonate. It was also connected with stains left on <text:span text:style-name="T19">Liberty's face</text:span> by a leak of the substance through gaps created by the removal of the coal tar.</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45:18.247989000</meta:creation-date>
    <dc:date>2015-03-19T19:46:11.034161000</dc:date>
    <meta:editing-duration>P0D</meta:editing-duration>
    <meta:editing-cycles>1</meta:editing-cycles>
    <meta:document-statistic meta:table-count="0" meta:image-count="0" meta:object-count="0" meta:page-count="5" meta:paragraph-count="25" meta:word-count="1887" meta:character-count="11394" meta:non-whitespace-character-count="9520"/>
    <meta:generator>LibreOffice/4.2.6.3$MacOSX_x86 LibreOffice_project/3fd416d4c6db7d3204c17ce57a1d70f6e531ee21</meta:generator>
  </office:meta>
</office:document-meta>
</file>